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09c407" officeooo:paragraph-rsid="0009c407" style:font-weight-asian="normal" style:font-weight-complex="normal"/>
    </style:style>
    <style:style style:name="P2" style:family="paragraph" style:parent-style-name="Standard">
      <style:text-properties fo:font-size="14pt" fo:font-weight="bold" officeooo:rsid="0009c407" officeooo:paragraph-rsid="0009c407" style:font-weight-asian="bold" style:font-weight-complex="bold"/>
    </style:style>
    <style:style style:name="P3" style:family="paragraph" style:parent-style-name="Standard">
      <style:text-properties fo:font-size="16pt" fo:font-weight="bold" officeooo:rsid="0009c407" officeooo:paragraph-rsid="0009c407" style:font-weight-asian="bold" style:font-weight-complex="bold"/>
    </style:style>
    <style:style style:name="P4" style:family="paragraph" style:parent-style-name="Standard">
      <style:text-properties fo:font-size="18pt" fo:font-weight="bold" officeooo:rsid="0009c407" officeooo:paragraph-rsid="0009c407" style:font-weight-asian="bold" style:font-weight-complex="bold"/>
    </style:style>
    <style:style style:name="T1" style:family="text">
      <style:text-properties fo:font-size="16pt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colo HTTP e Associados</text:p>
      <text:p text:style-name="P4"/>
      <text:p text:style-name="P1">RPC – Remote Procedure Calls</text:p>
      <text:p text:style-name="P1">define a forma de como são realizadas as operações remotas</text:p>
      <text:p text:style-name="P1">por meio de um WSDL informa como cada serviço em um end point deve ser chamado, quais parâmetros de dados esperados</text:p>
      <text:p text:style-name="P1"/>
      <text:p text:style-name="P2"><text:span text:style-name="T1">WSDL</text:span> </text:p>
      <text:p text:style-name="P1">Types – string, int</text:p>
      <text:p text:style-name="P1">Message – deve se especificar os padrões de entrada e saída dos web services, formado por elementos ‘port’;</text:p>
      <text:p text:style-name="P1">Porttype – agrupamentos lógicos das operações, a mais usada é a solicitação-resposta, ex: cliente enviar solitação e um serviço recebe como resultado uma mensagem de resposta;</text:p>
      <text:p text:style-name="P1">Binding – protocolos de comunicação que os web services utilizam</text:p>
      <text:p text:style-name="P1">Operation – região que permite a especificação das assinaturas dos métodos disponibilizados;</text:p>
      <text:p text:style-name="P1">Definitions – elementos padrão de todos os documentos WSDL que permitem afetuar descrições sobre schemes e namespaces;</text:p>
      <text:p text:style-name="P1"/>
      <text:p text:style-name="P3">HTTP</text:p>
      <text:p text:style-name="P2"><text:span text:style-name="T2">Protocolo de transferência que possibilita que ao ser inserida a URL, seja possível a visualização dos conteúdos e dados que nele existem.</text:span></text:p>
      <text:p text:style-name="P1">Possui 8 métodos:</text:p>
      <text:p text:style-name="P1">Get, Head, Post, Put, Delete, Trace, Options e Connect.</text:p>
      <text:p text:style-name="P1">Post – envia informações ao serviço;</text:p>
      <text:p text:style-name="P1">Delete – deleta alguma informação</text:p>
      <text:p text:style-name="P1">Put – usado quando é feito algum tipo de atualizaçã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5:55:05.210000000</meta:creation-date>
    <dc:date>2023-10-30T16:10:30.814000000</dc:date>
    <meta:editing-duration>PT15M28S</meta:editing-duration>
    <meta:editing-cycles>1</meta:editing-cycles>
    <meta:document-statistic meta:table-count="0" meta:image-count="0" meta:object-count="0" meta:page-count="1" meta:paragraph-count="18" meta:word-count="174" meta:character-count="1143" meta:non-whitespace-character-count="976"/>
    <meta:generator>LibreOffice/7.6.2.1$Windows_X86_64 LibreOffice_project/56f7684011345957bbf33a7ee678afaf4d2ba333</meta:generator>
  </office:meta>
</office:document-meta>
</file>